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paragraph-rsid="0009b48f"/>
    </style:style>
    <style:style style:name="P1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11T09:17:01.097651078</dc:date>
    <dc:creator>Geoffrey Girard</dc:creator>
    <meta:editing-duration>PT4H33M37S</meta:editing-duration>
    <meta:editing-cycles>105</meta:editing-cycles>
    <meta:generator>LibreOffice/4.1.3.2$Linux_X86_64 LibreOffice_project/410m0$Build-2</meta:generator>
    <meta:document-statistic meta:table-count="5" meta:image-count="1" meta:object-count="0" meta:page-count="2" meta:paragraph-count="71" meta:word-count="130" meta:character-count="1560" meta:non-whitespace-character-count="1501"/>
  </office:meta>
</office:document-meta>
</file>